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57" style:parent-style-name="Graphics">
      <style:graphic-properties draw:fill="none" draw:stroke="none"/>
    </style:style>
    <style:style style:family="graphic" style:name="a362" style:parent-style-name="Graphics">
      <style:graphic-properties draw:fill="none" draw:stroke="none"/>
    </style:style>
    <style:style style:family="graphic" style:name="a358" style:parent-style-name="Graphics">
      <style:graphic-properties draw:fill="none" draw:stroke="none"/>
    </style:style>
    <style:style style:family="graphic" style:name="a363" style:parent-style-name="Graphics">
      <style:graphic-properties draw:fill="none" fo:clip="rect(0in, 0in, 0in, 0in)" draw:stroke="none"/>
    </style:style>
    <style:style style:family="graphic" style:name="a359" style:parent-style-name="Graphics">
      <style:graphic-properties draw:fill="none" fo:clip="rect(0in, 0in, 0in, 0in)" draw:stroke="non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5" style:parent-style-name="Graphics">
      <style:graphic-properties draw:fill="none" draw:stroke="none"/>
    </style:style>
    <style:style style:family="graphic" style:name="a366" style:parent-style-name="Graphics">
      <style:graphic-properties draw:fill="none" draw:stroke="none"/>
    </style:style>
    <style:style style:family="drawing-page" style:name="a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7" style:parent-style-name="Graphics">
      <style:graphic-properties draw:fill="none" fo:clip="rect(0in, 0in, 0in, 0in)" draw:stroke="non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1" style:parent-style-name="Graphics">
      <style:graphic-properties draw:fill="none" draw:stroke="none"/>
    </style:style>
  </office:automatic-styles>
  <office:body>
    <office:presentation>
      <draw:page draw:name="Slide1" draw:style-name="a356" draw:master-page-name="Master1-Layout1-title-Diapositive-de-titre" presentation:presentation-page-layout-name="Master1-PPL1" draw:id="Slide-256">
        <draw:frame draw:id="id63" draw:style-name="a357" draw:name="Image 3" svg:x="0.2785in" svg:y="0.90099in" svg:width="12.77633in" svg:height="5.69803in" style:rel-width="scale" style:rel-height="scale">
          <draw:image xlink:href="media/image1.jpeg" xlink:type="simple" xlink:show="embed" xlink:actuate="onLoad"/>
          <svg:title/>
          <svg:desc/>
        </draw:frame>
        <draw:frame draw:id="id64" draw:style-name="a358" draw:name="Image 2" svg:x="0in" svg:y="5.73157in" svg:width="3.68657in" svg:height="1.75551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59" draw:name="Picture 2" svg:x="9.46269in" svg:y="6.75595in" svg:width="3.42796in" svg:height="0.57419in" style:rel-width="scale" style:rel-height="scale">
          <draw:image xlink:href="media/image3.jpeg" xlink:type="simple" xlink:show="embed" xlink:actuate="onLoad"/>
          <svg:title/>
          <svg:desc>http://www.he-arc.ch/sites/default/files/image/INGENIERIE/ING-logo.jpg</svg:desc>
        </draw:frame>
      </draw:page>
      <draw:page draw:name="Slide2" draw:style-name="a360" draw:master-page-name="Master1-Layout2-obj-Titre-et-contenu" presentation:presentation-page-layout-name="Master1-PPL2" draw:id="Slide-257">
        <draw:frame draw:id="id66" draw:style-name="a361" draw:name="Image 3" svg:x="3.28704in" svg:y="1.26443in" svg:width="6.75926in" svg:height="4.97114in" style:rel-width="scale" style:rel-height="scale">
          <draw:image xlink:href="media/image4.jpeg" xlink:type="simple" xlink:show="embed" xlink:actuate="onLoad"/>
          <svg:title/>
          <svg:desc/>
        </draw:frame>
        <draw:frame draw:id="id67" draw:style-name="a362" draw:name="Image 2" svg:x="0in" svg:y="5.73157in" svg:width="3.68657in" svg:height="1.75551in" style:rel-width="scale" style:rel-height="scale">
          <draw:image xlink:href="media/image2.png" xlink:type="simple" xlink:show="embed" xlink:actuate="onLoad"/>
          <svg:title/>
          <svg:desc/>
        </draw:frame>
        <draw:frame draw:id="id68" draw:style-name="a363" draw:name="Picture 2" svg:x="9.46269in" svg:y="6.75595in" svg:width="3.42796in" svg:height="0.57419in" style:rel-width="scale" style:rel-height="scale">
          <draw:image xlink:href="media/image3.jpeg" xlink:type="simple" xlink:show="embed" xlink:actuate="onLoad"/>
          <svg:title/>
          <svg:desc>http://www.he-arc.ch/sites/default/files/image/INGENIERIE/ING-logo.jpg</svg:desc>
        </draw:frame>
      </draw:page>
      <draw:page draw:name="Slide3" draw:style-name="a364" draw:master-page-name="Master1-Layout7-blank-Vide" presentation:presentation-page-layout-name="Master1-PPL7" draw:id="Slide-258">
        <draw:frame draw:id="id69" draw:style-name="a365" draw:name="Image 1" svg:x="0.43266in" svg:y="0.57369in" svg:width="12.46801in" svg:height="5.57648in" style:rel-width="scale" style:rel-height="scale">
          <draw:image xlink:href="media/image5.jpeg" xlink:type="simple" xlink:show="embed" xlink:actuate="onLoad"/>
          <svg:title/>
          <svg:desc/>
        </draw:frame>
        <draw:frame draw:id="id70" draw:style-name="a366" draw:name="Image 2" svg:x="0in" svg:y="5.73157in" svg:width="3.68657in" svg:height="1.75551in" style:rel-width="scale" style:rel-height="scale">
          <draw:image xlink:href="media/image2.png" xlink:type="simple" xlink:show="embed" xlink:actuate="onLoad"/>
          <svg:title/>
          <svg:desc/>
        </draw:frame>
        <draw:frame draw:id="id71" draw:style-name="a367" draw:name="Picture 2" svg:x="9.46269in" svg:y="6.75595in" svg:width="3.42796in" svg:height="0.57419in" style:rel-width="scale" style:rel-height="scale">
          <draw:image xlink:href="media/image3.jpeg" xlink:type="simple" xlink:show="embed" xlink:actuate="onLoad"/>
          <svg:title/>
          <svg:desc>http://www.he-arc.ch/sites/default/files/image/INGENIERIE/ING-logo.jp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Espace réservé de la date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6.03.2015</text:date></text:span></text:p>
        </draw:text-box>
        <svg:title/>
        <svg:desc/>
      </draw:frame>
      <draw:frame draw:id="id3" presentation:style-name="a28" draw:name="Espace réservé du pied de page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Espace réservé du numéro de diapositiv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2">
      <draw:frame draw:id="id5" presentation:style-name="a36" draw:name="Titr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Modifiez le style du titre</text:span><text:span text:style-name="a34" text:class-names=""/></text:p>
        </draw:text-box>
        <svg:title/>
        <svg:desc/>
      </draw:frame>
      <draw:frame draw:id="id6" presentation:style-name="a40" draw:name="Sous-titr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Modifiez le style des sous-titres du masque</text:span><text:span text:style-name="a38" text:class-names=""/></text:p>
        </draw:text-box>
        <svg:title/>
        <svg:desc/>
      </draw:frame>
      <draw:frame draw:id="id7" presentation:style-name="a44" draw:name="Espace réservé de la date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6.03.2015</text:date></text:span></text:p>
        </draw:text-box>
        <svg:title/>
        <svg:desc/>
      </draw:frame>
      <draw:frame draw:id="id8" presentation:style-name="a47" draw:name="Espace réservé du pied de page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Espace réservé du numéro de diapositive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51">
      <draw:frame draw:id="id10" presentation:style-name="a55" draw:name="Titr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Modifiez le style du titre</text:span><text:span text:style-name="a53" text:class-names=""/></text:p>
        </draw:text-box>
        <svg:title/>
        <svg:desc/>
      </draw:frame>
      <draw:frame draw:id="id11" presentation:style-name="a72" draw:name="Espace réservé du contenu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Modifiez les styles du texte du masque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Deuxièm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Cinquièm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Espace réservé de la date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6.03.2015</text:date></text:span></text:p>
        </draw:text-box>
        <svg:title/>
        <svg:desc/>
      </draw:frame>
      <draw:frame draw:id="id13" presentation:style-name="a79" draw:name="Espace réservé du pied de page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Espace réservé du numéro de diapositive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3">
      <draw:frame draw:id="id15" presentation:style-name="a87" draw:name="Titr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6" presentation:style-name="a91" draw:name="Espace réservé du texte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95" draw:name="Espace réservé de la date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6.03.2015</text:date></text:span></text:p>
        </draw:text-box>
        <svg:title/>
        <svg:desc/>
      </draw:frame>
      <draw:frame draw:id="id18" presentation:style-name="a98" draw:name="Espace réservé du pied de page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Espace réservé du numéro de diapositive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02">
      <draw:frame draw:id="id20" presentation:style-name="a106" draw:name="Titr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Modifiez le style du titre</text:span><text:span text:style-name="a104" text:class-names=""/></text:p>
        </draw:text-box>
        <svg:title/>
        <svg:desc/>
      </draw:frame>
      <draw:frame draw:id="id21" presentation:style-name="a123" draw:name="Espace réservé du contenu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odifiez les styles du texte du masque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euxièm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Cinquièm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Espace réservé du contenu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Modifiez les styles du texte du masque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Deuxièm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Cinquièm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Espace réservé de la date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6.03.2015</text:date></text:span></text:p>
        </draw:text-box>
        <svg:title/>
        <svg:desc/>
      </draw:frame>
      <draw:frame draw:id="id24" presentation:style-name="a147" draw:name="Espace réservé du pied de page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Espace réservé du numéro de diapositive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51">
      <draw:frame draw:id="id26" presentation:style-name="a155" draw:name="Titr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Modifiez le style du titre</text:span><text:span text:style-name="a153" text:class-names=""/></text:p>
        </draw:text-box>
        <svg:title/>
        <svg:desc/>
      </draw:frame>
      <draw:frame draw:id="id27" presentation:style-name="a159" draw:name="Espace réservé du texte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76" draw:name="Espace réservé du contenu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Modifiez les styles du texte du masque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Deuxièm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Cinquièm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Espace réservé du texte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197" draw:name="Espace réservé du contenu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Modifiez les styles du texte du masque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Deuxièm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Cinquièm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Espace réservé de la date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6.03.2015</text:date></text:span></text:p>
        </draw:text-box>
        <svg:title/>
        <svg:desc/>
      </draw:frame>
      <draw:frame draw:id="id32" presentation:style-name="a204" draw:name="Espace réservé du pied de page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Espace réservé du numéro de diapositive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08">
      <draw:frame draw:id="id34" presentation:style-name="a212" draw:name="Titr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Modifiez le style du titre</text:span><text:span text:style-name="a210" text:class-names=""/></text:p>
        </draw:text-box>
        <svg:title/>
        <svg:desc/>
      </draw:frame>
      <draw:frame draw:id="id35" presentation:style-name="a216" draw:name="Espace réservé de la date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6.03.2015</text:date></text:span></text:p>
        </draw:text-box>
        <svg:title/>
        <svg:desc/>
      </draw:frame>
      <draw:frame draw:id="id36" presentation:style-name="a219" draw:name="Espace réservé du pied de page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Espace réservé du numéro de diapositive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23">
      <draw:frame draw:id="id38" presentation:style-name="a227" draw:name="Espace réservé de la date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6.03.2015</text:date></text:span></text:p>
        </draw:text-box>
        <svg:title/>
        <svg:desc/>
      </draw:frame>
      <draw:frame draw:id="id39" presentation:style-name="a230" draw:name="Espace réservé du pied de page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Espace réservé du numéro de diapositive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34">
      <draw:frame draw:id="id41" presentation:style-name="a238" draw:name="Titr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Modifiez le style du titre</text:span><text:span text:style-name="a236" text:class-names=""/></text:p>
        </draw:text-box>
        <svg:title/>
        <svg:desc/>
      </draw:frame>
      <draw:frame draw:id="id42" presentation:style-name="a255" draw:name="Espace réservé du contenu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odifiez les styles du texte du masque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Espace réservé du texte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63" draw:name="Espace réservé de la date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6.03.2015</text:date></text:span></text:p>
        </draw:text-box>
        <svg:title/>
        <svg:desc/>
      </draw:frame>
      <draw:frame draw:id="id45" presentation:style-name="a266" draw:name="Espace réservé du pied de page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Espace réservé du numéro de diapositive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70">
      <draw:frame draw:id="id47" presentation:style-name="a274" draw:name="Titr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Modifiez le style du titre</text:span><text:span text:style-name="a272" text:class-names=""/></text:p>
        </draw:text-box>
        <svg:title/>
        <svg:desc/>
      </draw:frame>
      <draw:frame draw:id="id48" presentation:style-name="a277" draw:name="Espace réservé pour une image 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Espace réservé du texte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285" draw:name="Espace réservé de la date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6.03.2015</text:date></text:span></text:p>
        </draw:text-box>
        <svg:title/>
        <svg:desc/>
      </draw:frame>
      <draw:frame draw:id="id51" presentation:style-name="a288" draw:name="Espace réservé du pied de page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Espace réservé du numéro de diapositive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92">
      <draw:frame draw:id="id53" presentation:style-name="a296" draw:name="Titr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Modifiez le style du titre</text:span><text:span text:style-name="a294" text:class-names=""/></text:p>
        </draw:text-box>
        <svg:title/>
        <svg:desc/>
      </draw:frame>
      <draw:frame draw:id="id54" presentation:style-name="a313" draw:name="Espace réservé du texte vertical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odifiez les styles du texte du masque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Deuxième niveau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Cinquième niveau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Espace réservé de la date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6.03.2015</text:date></text:span></text:p>
        </draw:text-box>
        <svg:title/>
        <svg:desc/>
      </draw:frame>
      <draw:frame draw:id="id56" presentation:style-name="a320" draw:name="Espace réservé du pied de page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Espace réservé du numéro de diapositive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24">
      <draw:frame draw:id="id58" presentation:style-name="a328" draw:name="Titre vertica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Modifiez le style du titre</text:span><text:span text:style-name="a326" text:class-names=""/></text:p>
        </draw:text-box>
        <svg:title/>
        <svg:desc/>
      </draw:frame>
      <draw:frame draw:id="id59" presentation:style-name="a345" draw:name="Espace réservé du texte vertical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Modifiez les styles du texte du masque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Deuxième niveau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Cinquième niveau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Espace réservé de la date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6.03.2015</text:date></text:span></text:p>
        </draw:text-box>
        <svg:title/>
        <svg:desc/>
      </draw:frame>
      <draw:frame draw:id="id61" presentation:style-name="a352" draw:name="Espace réservé du pied de page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Espace réservé du numéro de diapositive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Margaux</meta:initial-creator>
    <dc:creator>Margaux</dc:creator>
    <meta:creation-date>2015-03-16T10:49:33Z</meta:creation-date>
    <dc:date>2015-03-16T13:36:10Z</dc:date>
    <meta:editing-cycles>1</meta:editing-cycles>
    <meta:editing-duration>PT262S</meta:editing-duration>
    <meta:document-statistic meta:paragraph-count="0" meta:word-count="0"/>
  </office:meta>
</office:document-meta>
</file>